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HADOOP_HOME=$HOME/hadoop</text:p>
      <text:p text:style-name="Standard">export HADOOP_CONF_DIR=$HOME/hadoop/etc/hadoop</text:p>
      <text:p text:style-name="Standard">export HADOOP_MAPRED_HOME=$HOME/hadoop</text:p>
      <text:p text:style-name="Standard">export HADOOP_COMMON_HOME=$HOME/hadoop</text:p>
      <text:p text:style-name="Standard">export HADOOP_HDFS_HOME=$HOME/hadoop</text:p>
      <text:p text:style-name="Standard">export YARN_HOME=$HOME/hadoop</text:p>
      <text:p text:style-name="Standard">export PATH=$PATH:$HOME/hadoop/bin</text:p>
      <text:p text:style-name="Standard"/>
      <text:p text:style-name="Standard">#export HADOOP_HOME=/home/susandiwin/hadoop</text:p>
      <text:p text:style-name="Standard">#export HADOOP_INSTALL=$HADOOP_HOME</text:p>
      <text:p text:style-name="Standard">#export HADOOP_PREFIX=$HADOOP_HOME</text:p>
      <text:p text:style-name="Standard">#export HADOOP_COMMON_HOME=$HOME/hadoop</text:p>
      <text:p text:style-name="Standard">#export HADOOP_HDFS_HOME=$HADOOP_HOME/share/hadoop/hdfs</text:p>
      <text:p text:style-name="Standard">#export HADOOP_MAPRED_HOME=$HADOOP_HOME/share/hadoop/mapreduce</text:p>
      <text:p text:style-name="Standard">#export HADOOP_YARN_HOME=$HADOOP_HOME/share/hadoop/yarn</text:p>
      <text:p text:style-name="Standard">#export HADOOP_CMD=$HADOOP_HOME</text:p>
      <text:p text:style-name="Standard">#export HADOOP_CONF_DIR=/home/susandiwin/hadoop/etc/hadoop</text:p>
      <text:p text:style-name="Standard">#export YARN_CONF_DIR=/home/susandiwn/hadoop/etc/hadoop</text:p>
      <text:p text:style-name="Standard">export HADOOP_COMMON_LIB_NATIVE_DIR=$HADOOP_PREFIX/lib/native</text:p>
      <text:p text:style-name="Standard">export HADOOP_OPTS="-Djava.library.path=$HADOOP_HOME/lib/native"</text:p>
      <text:p text:style-name="Standard">#export PATH=$PATH:$HADOOP_HOME/bin:$HADOOP_HOME/sbin</text:p>
      <text:p text:style-name="Standard">#export HADOOP_LOG_DIR=$HADOOP_HOME/logs</text:p>
      <text:p text:style-name="Standard">export LD_LIBRARY_PATH=$HADOOP_HOME/lib/native:$LD_LIBRARY_PA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7:40:57.587398361</meta:creation-date>
    <dc:date>2020-08-23T17:41:12.579118813</dc:date>
    <meta:editing-duration>PT15S</meta:editing-duration>
    <meta:editing-cycles>1</meta:editing-cycles>
    <meta:document-statistic meta:table-count="0" meta:image-count="0" meta:object-count="0" meta:page-count="1" meta:paragraph-count="22" meta:word-count="44" meta:character-count="1000" meta:non-whitespace-character-count="978"/>
    <meta:generator>LibreOffice/6.4.3.2$Linux_X86_64 LibreOffice_project/40$Build-2</meta:generator>
  </office:meta>
</office:document-meta>
</file>